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729fcf" draw:fill-gradient-name="Gradient_20_8" draw:gradient-step-count="0" draw:textarea-horizontal-align="justify" draw:textarea-vertical-align="middle" draw:auto-grow-height="false" fo:min-height="9.992cm" fo:min-width="6.146cm" draw:shadow-offset-x="0.203cm" draw:shadow-offset-y="0.203cm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1.698cm" fo:min-width="1.532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color="#729fcf" draw:fill-gradient-name="Gradient_20_8" draw:gradient-step-count="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.398cm" svg:height="14.482cm" draw:transform="rotate (-0.760963553869529) translate (16.308cm 2.3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5.842cm" svg:x="12.446cm" svg:y="7.1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4.478cm" svg:y1="3.302cm" svg:x2="14.478cm" svg:y2="6.604cm">
          <text:p/>
        </draw:line>
        <draw:line draw:style-name="gr3" draw:text-style-name="P3" draw:layer="layout" svg:x1="17.634cm" svg:y1="10.668cm" svg:x2="21.59cm" svg:y2="10.668cm">
          <text:p/>
        </draw:line>
        <draw:line draw:style-name="gr3" draw:text-style-name="P3" draw:layer="layout" svg:x1="7.112cm" svg:y1="10.668cm" svg:x2="11.33cm" svg:y2="10.668cm">
          <text:p/>
        </draw:line>
        <draw:frame draw:style-name="gr4" draw:text-style-name="P4" draw:layer="layout" svg:width="1.27cm" svg:height="0.962cm" svg:x="13.97cm" svg:y="2.54cm">
          <draw:text-box>
            <text:p>0<text:span text:style-name="T1">0</text:span></text:p>
          </draw:text-box>
        </draw:frame>
        <draw:frame draw:style-name="gr5" draw:text-style-name="P4" draw:layer="layout" svg:width="1.778cm" svg:height="1.673cm" svg:x="20.828cm" svg:y="9.757cm">
          <draw:text-box>
            <text:p>90<text:span text:style-name="T1">0</text:span></text:p>
          </draw:text-box>
        </draw:frame>
        <draw:frame draw:style-name="gr5" draw:text-style-name="P4" draw:layer="layout" svg:width="1.778cm" svg:height="1.673cm" svg:x="6.35cm" svg:y="9.906cm">
          <draw:text-box>
            <text:p>-90<text:span text:style-name="T1">0</text:span></text:p>
          </draw:text-box>
        </draw:frame>
        <draw:line draw:style-name="gr6" draw:text-style-name="P3" draw:layer="layout" svg:x1="20.066cm" svg:y1="5.08cm" svg:x2="17.018cm" svg:y2="8.636cm">
          <text:p/>
        </draw:line>
        <draw:line draw:style-name="gr6" draw:text-style-name="P3" draw:layer="layout" svg:x1="11.938cm" svg:y1="13.462cm" svg:x2="9.398cm" svg:y2="16.51cm">
          <text:p/>
        </draw:line>
        <draw:frame draw:style-name="gr7" draw:text-style-name="P4" draw:layer="layout" svg:width="3.556cm" svg:height="1.419cm" svg:x="18.796cm" svg:y="4.169cm">
          <draw:text-box>
            <text:p>45<text:span text:style-name="T1">0</text:span><text:span text:style-name="T2">,</text:span><text:span text:style-name="T1"> </text:span><text:span text:style-name="T2">100%</text:span></text:p>
          </draw:text-box>
        </draw:frame>
        <draw:frame draw:style-name="gr5" draw:text-style-name="P4" draw:layer="layout" svg:width="4.064cm" svg:height="1.673cm" svg:x="7.366cm" svg:y="16.51cm">
          <draw:text-box>
            <text:p>225<text:span text:style-name="T1">0</text:span><text:span text:style-name="T2">,</text:span><text:span text:style-name="T1"> </text:span><text:span text:style-name="T2">0%</text:span></text:p>
          </draw:text-box>
        </draw:frame>
        <draw:line draw:style-name="gr3" draw:text-style-name="P3" draw:layer="layout" svg:x1="14.324cm" svg:y1="13.516cm" svg:x2="14.324cm" svg:y2="17.018cm">
          <text:p/>
        </draw:line>
        <draw:frame draw:style-name="gr5" draw:text-style-name="P4" draw:layer="layout" svg:width="2.286cm" svg:height="1.673cm" svg:x="13.462cm" svg:y="17.018cm">
          <draw:text-box>
            <text:p>180<text:span text:style-name="T1">0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9ff66" draw:end-color="#ff3333" draw:start-intensity="100%" draw:end-intensity="100%" draw:angle="300" draw:border="0%"/>
    <draw:gradient draw:name="Gradient_20_3" draw:display-name="Gradient 3" draw:style="ellipsoid" draw:cx="50%" draw:cy="50%" draw:start-color="#99ff66" draw:end-color="#ff3333" draw:start-intensity="100%" draw:end-intensity="100%" draw:angle="300" draw:border="0%"/>
    <draw:gradient draw:name="Gradient_20_4" draw:display-name="Gradient 4" draw:style="square" draw:cx="50%" draw:cy="50%" draw:start-color="#99ff66" draw:end-color="#ff3333" draw:start-intensity="100%" draw:end-intensity="100%" draw:angle="300" draw:border="0%"/>
    <draw:gradient draw:name="Gradient_20_5" draw:display-name="Gradient 5" draw:style="rectangular" draw:cx="50%" draw:cy="50%" draw:start-color="#99ff66" draw:end-color="#ff3333" draw:start-intensity="100%" draw:end-intensity="100%" draw:angle="300" draw:border="0%"/>
    <draw:gradient draw:name="Gradient_20_6" draw:display-name="Gradient 6" draw:style="radial" draw:cx="50%" draw:cy="50%" draw:start-color="#99ff66" draw:end-color="#ff3333" draw:start-intensity="100%" draw:end-intensity="100%" draw:border="0%"/>
    <draw:gradient draw:name="Gradient_20_7" draw:display-name="Gradient 7" draw:style="linear" draw:start-color="#8ae234" draw:end-color="#ff3333" draw:start-intensity="100%" draw:end-intensity="100%" draw:angle="300" draw:border="0%"/>
    <draw:gradient draw:name="Gradient_20_8" draw:display-name="Gradient 8" draw:style="linear" draw:start-color="#8ae234" draw:end-color="#ff3333" draw:start-intensity="100%" draw:end-intensity="100%" draw:angle="0" draw:border="0%"/>
    <draw:gradient draw:name="Tango_20_Green" draw:display-name="Tango Green" draw:style="linear" draw:start-color="#99ff66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8:51:58.828170868</meta:creation-date>
    <dc:date>2016-11-10T19:10:01.728081085</dc:date>
    <meta:editing-duration>PT18M3S</meta:editing-duration>
    <meta:editing-cycles>2</meta:editing-cycles>
    <meta:generator>LibreOffice/5.1.4.2$Linux_X86_64 LibreOffice_project/10m0$Build-2</meta:generator>
    <meta:document-statistic meta:object-count="37"/>
  </office:meta>
</office:document-meta>
</file>